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style>
    <style:style style:name="T3" style:parent-style-name="DefaultParagraphFont" style:family="text">
      <style:text-properties style:text-position="super 66.6%"/>
    </style:style>
  </office:automatic-styles>
  <office:body>
    <office:text text:use-soft-page-breaks="true">
      <text:p text:style-name="P1">King of The Hill</text:p>
      <text:p text:style-name="P2">An interview with F.I.G.I. President Marc Jacob Wrothman.</text:p>
      <text:p text:style-name="Standard"/>
      <text:p text:style-name="Standard"/>
      <text:p text:style-name="Standard"/>
      <text:p text:style-name="Standard"><text:tab/>It’s always interesting to visit a fraternity house in the day. For one, I've yet to have visited<text:s/>a frat<text:s/>house that anyone would ever answer the door. It's one of those things that comes<text:s/>with the territory. Like the lack of furnishings or empty beer cans. I was forced to walk in uninvited to the F.I.G.I. Frat house. I listened carefully and heard sounds of talking from the first door to my left. I knocked on that door and someone from within yelled, “It's open.” I obviously had no choice but to walk in.</text:p>
      <text:p text:style-name="Standard"><text:tab/>The guys inside were surprised that a journalist had just walked into their<text:s/>house but they were very kind. The different members of the Fraternity gave me a tour of their<text:s/>home and we even played some Fifa '14. Then Marc finally got home. I was impressed with his poise and soon was very happy to find that him and I where members of an even deeper and stronger Brotherhood than any College Fraternity. The Brotherhood of the United State Army Infantry.</text:p>
      <text:p text:style-name="Standard"/>
      <text:p text:style-name="Standard">So Marc what basic training unit did you attend in Ft Benning, Georgia?</text:p>
      <text:p text:style-name="Standard"><text:tab/></text:p>
      <text:p text:style-name="Standard"><text:tab/>Marc- C/258 Infantry Regt.</text:p>
      <text:p text:style-name="Standard"/>
      <text:p text:style-name="Standard">And what unit are you serving in know?</text:p>
      <text:p text:style-name="Standard"><text:tab/></text:p>
      <text:p text:style-name="Standard"><text:tab/>Marc- 114<text:span text:style-name="T3">th</text:span><text:s/>Inf. Regt.</text:p>
      <text:p text:style-name="Standard"/>
      <text:p text:style-name="Standard">Marc, How do you think your military training has helped your leadership abilities?</text:p>
      <text:p text:style-name="Standard"><text:tab/></text:p>
      <text:p text:style-name="Standard"><text:tab/>Marc- The Army has taught me to understand people who come from many different walks of life. This is important because as a leader I need to work with a diverse group of people<text:s/>to<text:s/>understand the best tactics to<text:s/>implement<text:s/>when working with them and reach a common goal.</text:p>
      <text:p text:style-name="Standard"/>
      <text:p text:style-name="Standard">What is it like to be the President of F.I.G.I</text:p>
      <text:p text:style-name="Standard"><text:tab/></text:p>
      <text:p text:style-name="Standard"><text:tab/>Marc- It's hard work but it's fun.</text:p>
      <text:p text:style-name="Standard"/>
      <text:p text:style-name="Standard">Marc, why is F.I.G.I. The best Fraternity around?</text:p>
      <text:p text:style-name="Standard"/>
      <text:p text:style-name="Standard"><text:tab/>Marc- We are<text:s/>humble and relaxed. We don't need to compete for<text:s/>“best fraternity.” It is not our concern. We are about having a good time. That is our business.<text:s/>Maybe that's why everyone<text:s/>typically likes us so much, we are down to earth like that. I don't think<text:s/>in terms of being the best but, I<text:s/>appreciate<text:s/>the compliment.</text:p>
      <text:p text:style-name="Standard"/>
      <text:p text:style-name="Standard">What does F.I.G.I do for charity</text:p>
      <text:p text:style-name="Standard"/>
      <text:p text:style-name="Standard"><text:tab/>Marc- Each Brother has to do 15 hours of community service. We frequently work with local Boy Scouts. Right now we are sending care packages to overseas troops, which is import to me because I plan to eventually be an overseas troop myself. We also work with the L.E.A.P.<text:s/>Academy<text:s/>in Camden City.</text:p>
      <text:p text:style-name="Standard"/>
      <text:soft-page-break/>
      <text:p text:style-name="Standard">Who do you share sisterhood with?</text:p>
      <text:p text:style-name="Standard"/>
      <text:p text:style-name="Standard"><text:tab/>Marc- Alpha Epsilon Phi, but we work with all sororities.</text:p>
      <text:p text:style-name="Standard"/>
      <text:p text:style-name="Standard">What is the most important part of frat life?</text:p>
      <text:p text:style-name="Standard"/>
      <text:p text:style-name="Standard"><text:tab/>Marc-Brotherhood. F.I.G.I is all about the man to your left and to your right.</text:p>
      <text:p text:style-name="Standard"/>
      <text:p text:style-name="Standard">Is there anything in particular that F.I.G.I. Is looking forward to this year?</text:p>
      <text:p text:style-name="Standard"/>
      <text:p text:style-name="Standard"><text:tab/>Marc- Great Times, Fun Parties, Smokin' hot girls!</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meta:initial-creator>
    <dc:creator>Matt</dc:creator>
    <meta:creation-date>2014-09-26T18:20:00Z</meta:creation-date>
    <dc:date>2014-09-29T04:36:00Z</dc:date>
    <meta:template xlink:href="Normal" xlink:type="simple"/>
    <meta:editing-cycles>1</meta:editing-cycles>
    <meta:editing-duration>PT1080S</meta:editing-duration>
    <meta:document-statistic meta:page-count="2" meta:paragraph-count="5" meta:word-count="406" meta:character-count="2716" meta:row-count="19" meta:non-whitespace-character-count="2315"/>
  </office:meta>
</office:document-meta>
</file>